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0820bb" officeooo:paragraph-rsid="000820bb"/>
    </style:style>
    <style:style style:name="P3" style:family="paragraph" style:parent-style-name="Standard">
      <style:paragraph-properties fo:margin-left="0in" fo:margin-right="0in" fo:text-indent="0in" style:auto-text-indent="false"/>
      <style:text-properties officeooo:rsid="000817c7" officeooo:paragraph-rsid="000817c7"/>
    </style:style>
    <style:style style:name="P4" style:family="paragraph" style:parent-style-name="Standard">
      <style:paragraph-properties fo:margin-left="0in" fo:margin-right="0in" fo:text-indent="0in" style:auto-text-indent="false"/>
      <style:text-properties officeooo:rsid="00098be9" officeooo:paragraph-rsid="00098be9"/>
    </style:style>
    <style:style style:name="P5" style:family="paragraph" style:parent-style-name="Standard">
      <style:paragraph-properties fo:margin-left="0in" fo:margin-right="0in" fo:text-indent="0in" style:auto-text-indent="false"/>
      <style:text-properties officeooo:rsid="000b64f5" officeooo:paragraph-rsid="000b64f5"/>
    </style:style>
    <style:style style:name="P6" style:family="paragraph" style:parent-style-name="Standard">
      <style:paragraph-properties fo:margin-left="0in" fo:margin-right="0in" fo:text-indent="0in" style:auto-text-indent="false"/>
      <style:text-properties officeooo:rsid="000c3082" officeooo:paragraph-rsid="000c3082"/>
    </style:style>
    <style:style style:name="P7" style:family="paragraph" style:parent-style-name="Standard">
      <style:paragraph-properties fo:margin-left="0in" fo:margin-right="0in" fo:text-indent="0in" style:auto-text-indent="false"/>
      <style:text-properties officeooo:rsid="0012f94e" officeooo:paragraph-rsid="0012f94e"/>
    </style:style>
    <style:style style:name="P8"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9" style:family="paragraph" style:parent-style-name="Standard">
      <style:text-properties officeooo:rsid="000ef5b0" officeooo:paragraph-rsid="000ef5b0"/>
    </style:style>
    <style:style style:name="P10" style:family="paragraph" style:parent-style-name="Standard">
      <style:text-properties officeooo:rsid="00102306" officeooo:paragraph-rsid="00102306"/>
    </style:style>
    <style:style style:name="P11" style:family="paragraph" style:parent-style-name="Standard">
      <style:text-properties officeooo:rsid="00102306" officeooo:paragraph-rsid="001159c7"/>
    </style:style>
    <style:style style:name="P12" style:family="paragraph" style:parent-style-name="Standard">
      <style:text-properties officeooo:rsid="0012f94e" officeooo:paragraph-rsid="0012f94e"/>
    </style:style>
    <style:style style:name="P13" style:family="paragraph" style:parent-style-name="Standard">
      <style:text-properties officeooo:paragraph-rsid="00143e6c"/>
    </style:style>
    <style:style style:name="P14" style:family="paragraph" style:parent-style-name="Standard" style:list-style-name="L3"/>
    <style:style style:name="P15" style:family="paragraph" style:parent-style-name="Standard">
      <style:text-properties officeooo:rsid="000a9f29" officeooo:paragraph-rsid="00143e6c"/>
    </style:style>
    <style:style style:name="P16" style:family="paragraph" style:parent-style-name="Standard">
      <style:text-properties officeooo:rsid="00143e6c" officeooo:paragraph-rsid="00143e6c"/>
    </style:style>
    <style:style style:name="P17" style:family="paragraph" style:parent-style-name="Standard" style:list-style-name="L4">
      <style:text-properties officeooo:rsid="00143e6c" officeooo:paragraph-rsid="00143e6c"/>
    </style:style>
    <style:style style:name="P18" style:family="paragraph" style:parent-style-name="Standard" style:list-style-name="L4">
      <style:text-properties officeooo:paragraph-rsid="00143e6c"/>
    </style:style>
    <style:style style:name="P19" style:family="paragraph" style:parent-style-name="Standard" style:list-style-name="L1">
      <style:paragraph-properties fo:margin-left="0in" fo:margin-right="0in" fo:text-indent="0in" style:auto-text-indent="false"/>
      <style:text-properties officeooo:rsid="000817c7" officeooo:paragraph-rsid="000817c7"/>
    </style:style>
    <style:style style:name="P20" style:family="paragraph" style:parent-style-name="Standard" style:list-style-name="L1">
      <style:paragraph-properties fo:margin-left="0in" fo:margin-right="0in" fo:text-indent="0in" style:auto-text-indent="false"/>
      <style:text-properties officeooo:rsid="000820bb" officeooo:paragraph-rsid="000820bb"/>
    </style:style>
    <style:style style:name="P21" style:family="paragraph" style:parent-style-name="Standard" style:list-style-name="L2">
      <style:paragraph-properties fo:margin-left="0in" fo:margin-right="0in" fo:text-indent="0in" style:auto-text-indent="false"/>
      <style:text-properties officeooo:rsid="00098be9" officeooo:paragraph-rsid="00098be9"/>
    </style:style>
    <style:style style:name="P22"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fo:padding="0in" fo:border="non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c3082"/>
    </style:style>
    <style:style style:name="T4" style:family="text">
      <style:text-properties officeooo:rsid="000d4db5"/>
    </style:style>
    <style:style style:name="T5" style:family="text">
      <style:text-properties officeooo:rsid="000e4cf1"/>
    </style:style>
    <style:style style:name="T6" style:family="text">
      <style:text-properties officeooo:rsid="00102306"/>
    </style:style>
    <style:style style:name="T7" style:family="text">
      <style:text-properties officeooo:rsid="001159c7"/>
    </style:style>
    <style:style style:name="T8"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9"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fo:padding="0in" fo:border="none"/>
    </style:style>
    <style:style style:name="T1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fo:padding="0in" fo:border="none"/>
    </style:style>
    <style:style style:name="T13"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fo:padding="0in" fo:border="none"/>
    </style:style>
    <style:style style:name="T14"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fo:padding="0in" fo:border="none"/>
    </style:style>
    <style:style style:name="T15" style:family="text">
      <style:text-properties officeooo:rsid="00128c5f"/>
    </style:style>
    <style:style style:name="T16" style:family="text">
      <style:text-properties officeooo:rsid="00143e6c"/>
    </style:style>
    <style:style style:name="T17" style:family="text">
      <style:text-properties officeooo:rsid="001495fe"/>
    </style:style>
    <style:style style:name="T18" style:family="text">
      <style:text-properties officeooo:rsid="00160e72"/>
    </style:style>
    <style:style style:name="Sect1" style:family="section">
      <style:section-properties style:editable="false">
        <style:columns fo:column-count="1" fo:column-gap="0in"/>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p text:style-name="Standard">Title: A Laboratory Apparatus for <text:span text:style-name="T18">Continuous </text:span>Macromolecular and Biological Evolution</text:p>
        <text:p text:style-name="Standard"><text:span text:style-name="T2">Inventor</text:span>: Peter Reintjes</text:p>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8" text:outline-level="1"><text:span text:style-name="T8">A system for the continuous directed evolution of biomolecule</text:span><text:span text:style-name="T9">s</text:span><text:span text:style-name="T8">,</text:span><text:a xlink:type="simple" xlink:href="http://www.ncbi.nlm.nih.gov/pubmed?term=Esvelt%20KM%5BAuthor%5D&amp;cauthor=true&amp;cauthor_uid=21478873"><text:span text:style-name="T14">Esvelt KM</text:span></text:a><text:span text:style-name="T10">1, </text:span><text:a xlink:type="simple" xlink:href="http://www.ncbi.nlm.nih.gov/pubmed?term=Carlson%20JC%5BAuthor%5D&amp;cauthor=true&amp;cauthor_uid=21478873"><text:span text:style-name="T14">Carlson JC</text:span></text:a><text:span text:style-name="T10">, </text:span><text:a xlink:type="simple" xlink:href="http://www.ncbi.nlm.nih.gov/pubmed?term=Liu%20DR%5BAuthor%5D&amp;cauthor=true&amp;cauthor_uid=21478873"><text:span text:style-name="T14">Liu DR</text:span></text:a><text:span text:style-name="T11">, </text:span><text:a xlink:type="simple" xlink:href="http://www.ncbi.nlm.nih.gov/pubmed/21478873#"><text:span text:style-name="T13">Nature.</text:span></text:a><text:span text:style-name="T12"> 2011 Apr 28;472(7344):499-503. doi: 10.1038/nature09929. Epub 2011 Apr 10.</text:span></text:h>
        <text:p text:style-name="P22"/>
        <text:p text:style-name="P12"><text:span text:style-name="T1">pH Indicator</text:span>, Wikipedia, http://en.wikipedia.org/wiki/PH_indicator</text:p>
      </text:section>
      <text:p text:style-name="Standard"/>
      <text:section text:style-name="Sect3" text:name="Background">
        <text:p text:style-name="Standard">Background of the invention:</text:p>
        <text:p text:style-name="Standard"/>
        <text:p text:style-name="Standard">Macromolecular engineering can employ the mechanisms of evolution: mutation and selection, to construct novel genetic sequences with desired properties. <text:s/><text:span text:style-name="T5">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employs the evolution of a bacterial virus with a generation time on the order of a few minutes. <text:s/></text:span>A requirement for the application of these mechanisms is the relatively long-term maintenance of environmental conditions required by the organisms or macromolecules involved. <text:s/>Just as the simplest device to control a heating or cooling device from the feedback provided by a temperature sensor is called a thermostat, devices for controlling chemical concentrations, cell concentrations, and active bacterial virus populations are given the names chemostat, turbidostat, and phagestat. <text:s/>In each case, particular measurements correlated with the condition being maintained must be sensed to provide feedback for the control of <text:s/>temperature, nutrient concentration, <text:s/>flow rate, or other condition.</text:p>
        <text:p text:style-name="Standard"/>
        <text:p text:style-name="Standard">Sensors for some properties such as temperature, pH, reageant concentration may require contact with the materials involved and in the case of biological systems, this can require the devices to withstand an autoclaving procedure involving elevated temperature and pressures. <text:s/>In addition, such devices must withstand the potentially corrosive effects of the biological environment which can have chemistry similar to ocean water. For these reasons, we would prefer to use non-contact means (e.g optical) to measure environmental conditions.</text:p>
        <text:p text:style-name="Standard"/>
        <text:p text:style-name="P9">Multiple light sources can be used with a single camera to detect the reflected color, degree of light scattering, and light absorption at various wavelengths. <text:s/>With the addition of chemical indicators such as pH indicators can allow the optical means <text:span text:style-name="T6">to measure acidity and t</text:span>he addition of a sensitive infra-red detector <text:span text:style-name="T6">to register accurate temperature measurements.</text:span></text:p>
        <text:p text:style-name="P9"/>
        <text:p text:style-name="P11">Substantial aeration <text:span text:style-name="T7">may be</text:span> necessary to achieve maximum growth rate of the host cell culture <text:span text:style-name="T7">which can </text:span>increase the acidity of the solution <text:span text:style-name="T7">by the addition of </text:span>dissolved carbon dioxide <text:span text:style-name="T7">there</text:span>by requiring a means of controlling said acidity.</text:p>
        <text:p text:style-name="P10"/>
        <text:p text:style-name="Standard"/>
        <text:p text:style-name="Standard"/>
        <text:p text:style-name="Standard"/>
        <text:p text:style-name="Standard"><text:soft-page-break/></text:p>
      </text:section>
      <text:p text:style-name="Standard"/>
      <text:section text:style-name="Sect4" text:name="Summary">
        <text:p text:style-name="P1">Summary of the invention:</text:p>
        <text:p text:style-name="P1"/>
        <text:p text:style-name="P1">A system of non-contact sensing means <text:span text:style-name="T15">and computer activated controls </text:span>to <text:span text:style-name="T15">maintain multiple environmental conditions including, but not limited to, temperature, turbidity as a proxy for cell density, liquid levels, reflected or transmitted spectra as proxies for chemical concentrations and pH, biolumenescence as a proxy for phage population and macromolecule concentration.</text:span></text:p>
        <text:p text:style-name="P1"/>
        <text:p text:style-name="P1"/>
        <text:p text:style-name="P1">Although mutation rates can be elevated and the selection process accelerated to the life-cycle of bacterial phage of only a few minutes, evolution experiments may still require days, weeks, or even longer to achieve the desired results. <text:s/>The present invention has increased reliability through the reduction of moving or wearing parts.</text:p>
        <text:p text:style-name="P1"/>
        <text:p text:style-name="P6">Precise pH <text:span text:style-name="T15">stability</text:span> <text:span text:style-name="T15">is achieved by adding one or more non-toxic pH indicators to the nutrient stock which give a suitable color transition at the desired pH setting. A combination of reflected and absorbed spectral information can be used to gain precision.</text:span></text:p>
        <text:p text:style-name="P6"/>
        <text:p text:style-name="P7">A system necessary to maintain a stable population of bacterial phage (the evolving species), requires a cellstat subsystem to maintain the uninfected host cell production, which in turn requires turbidostat and thermostatic controls.</text:p>
        <text:p text:style-name="P6"/>
        <text:p text:style-name="P6">An indicator may be used to obtain quite precise measurements of pH by measuring absorbance at two or more wavelengths. The principle can be illustrated by taking the indicator to be a simple acid, HA, which dissociates into H+ and A-. <text:s/>HA is in equilibrium with H+ + A-</text:p>
        <text:p text:style-name="P6"/>
        <text:p text:style-name="P6">The value of the acid dissociation constant, pKa, must be known. The molar absorbances, εHA and εA- of the two species HA and A- at wavelengths λx and λy must also have been determined by previous experiment. Assuming that Beer's law is obeyed, the measured absorbances Ax and Ay at the two wavelengths are simply the sum of the absorbances due to each species.</text:p>
        <text:p text:style-name="P6">A_x = [HA]\epsilon^x_{HA} + [A^-]\epsilon^x_{A^-} <text:s/></text:p>
        <text:p text:style-name="P6">A_y = [HA]\epsilon^y_{HA} + [A^-]\epsilon^y_{A^-}</text:p>
        <text:p text:style-name="P6"><text:s text:c="2"/></text:p>
        <text:p text:style-name="P6">These are two equation in the two concentrations [HA] and [A-]. Once solved, the pH is obtained as</text:p>
        <text:p text:style-name="P6">\textrm{pH} = \textrm{pK}_{a}+ \log \frac{[\textrm{A}^-]}{[\textrm{HA}]}</text:p>
        <text:p text:style-name="P6">If measurements are made at more than two wavelengths the concentrations [HA] and [A-] can be calculated by linear least squares. In fact a whole spectrum may be used for this purpose. The process is illustrated for the indicator bromocresol green. The observed spectrum (green) is the sum of the spectra of HA (gold) and of A- (blue), weighted for the concentration of the two species.</text:p>
        <text:p text:style-name="P6">When a single indicator is used this method is limited to measurements in the pH range pKa ± 1, but this range can be extended by using mixtures of two or more indicators. Because indicators have intense absorption spectra the indicator concentration is relatively low so that it can usually be assumed that the indicator itself has negligible effect on pH.</text:p>
      </text:section>
      <text:p text:style-name="P1"><text:line-break/></text:p>
      <text:section text:style-name="Sect5" text:name="Drawings">
        <text:p text:style-name="P1">Description of the drawings:</text:p>
        <text:p text:style-name="P1"/>
        <text:p text:style-name="P1"/>
        <text:p text:style-name="P1"><text:soft-page-break/></text:p>
        <text:p text:style-name="P1"/>
        <text:p text:style-name="P2">Drawing 1: Liquid flow path</text:p>
        <text:p text:style-name="P2"/>
        <text:list xml:id="list2762752834518219291" text:style-name="L1">
          <text:list-item>
            <text:p text:style-name="P19">Nutrient supply line</text:p>
          </text:list-item>
          <text:list-item>
            <text:p text:style-name="P19">Nutrient supply pump</text:p>
          </text:list-item>
          <text:list-item>
            <text:p text:style-name="P19">Nutrient supply valve</text:p>
          </text:list-item>
          <text:list-item>
            <text:p text:style-name="P19">Host cell supply line</text:p>
          </text:list-item>
          <text:list-item>
            <text:p text:style-name="P19">Host cell supply pump</text:p>
          </text:list-item>
          <text:list-item>
            <text:p text:style-name="P19">Host cell supply valve</text:p>
          </text:list-item>
          <text:list-item>
            <text:p text:style-name="P19">One-to-four line splitter for host cell supply</text:p>
          </text:list-item>
          <text:list-item>
            <text:p text:style-name="P19">Host cell supply line for lagoon 1 (one of four)</text:p>
          </text:list-item>
          <text:list-item>
            <text:p text:style-name="P19">Compression rod valve for Host cell supply for lagoon 1</text:p>
          </text:list-item>
          <text:list-item>
            <text:p text:style-name="P20">Host cell supply canulla for lagoon 1</text:p>
          </text:list-item>
          <text:list-item>
            <text:p text:style-name="P19">Inducer supply line</text:p>
          </text:list-item>
          <text:list-item>
            <text:p text:style-name="P19">Inducer supply pump</text:p>
          </text:list-item>
          <text:list-item>
            <text:p text:style-name="P20">Inducer supply valve</text:p>
          </text:list-item>
          <text:list-item>
            <text:p text:style-name="P20">One-to-four line splitter for inducer</text:p>
          </text:list-item>
          <text:list-item>
            <text:p text:style-name="P20">Inducer supply line for lagoon 1 (one of four)</text:p>
          </text:list-item>
          <text:list-item>
            <text:p text:style-name="P20">Compression rod valve for inducer supply for lagoon 1</text:p>
          </text:list-item>
          <text:list-item>
            <text:p text:style-name="P20">Inducer supply canulla for lagoon 1</text:p>
          </text:list-item>
          <text:list-item>
            <text:p text:style-name="P20">Outflow canulla for lagoon 1 (one of four)</text:p>
          </text:list-item>
          <text:list-item>
            <text:p text:style-name="P20">Compression rod valve for lagoon 1 outflow</text:p>
          </text:list-item>
          <text:list-item>
            <text:p text:style-name="P20">Four-to-one line combiner</text:p>
          </text:list-item>
          <text:list-item>
            <text:p text:style-name="P20">Outflow valve</text:p>
          </text:list-item>
          <text:list-item>
            <text:p text:style-name="P20">Outflow pump</text:p>
          </text:list-item>
        </text:list>
        <text:p text:style-name="P3"/>
        <text:p text:style-name="P1"/>
        <text:p text:style-name="P4">Drawing 2: <text:s/>Lighting and Image capture</text:p>
        <text:p text:style-name="P4"/>
        <text:list xml:id="list6942124079037316966" text:style-name="L2">
          <text:list-item>
            <text:p text:style-name="P21">Meniscus highlight LED for host cell incubator</text:p>
          </text:list-item>
          <text:list-item>
            <text:p text:style-name="P21">Meniscus highlight LED for lagoon 1 (one of four)</text:p>
          </text:list-item>
          <text:list-item>
            <text:p text:style-name="P21">LED Laser </text:p>
          </text:list-item>
          <text:list-item>
            <text:p text:style-name="P21">Full spectrum LED</text:p>
          </text:list-item>
          <text:list-item>
            <text:p text:style-name="P21">Camera</text:p>
          </text:list-item>
        </text:list>
        <text:p text:style-name="P4"/>
        <text:p text:style-name="P1">Chemostat</text:p>
        <text:p text:style-name="P1"/>
        <text:p text:style-name="P1">Turbidostat</text:p>
        <text:p text:style-name="P1"/>
        <text:p text:style-name="P1">Cellstat</text:p>
        <text:p text:style-name="P1"/>
        <text:p text:style-name="P1">Phagestat</text:p>
        <text:p text:style-name="P1"/>
        <text:p text:style-name="P1"/>
      </text:section>
      <text:p text:style-name="P1"/>
      <text:section text:style-name="Sect6" text:name="Description">
        <text:p text:style-name="P1">Description of the invention:</text:p>
        <text:p text:style-name="P1">A source of liquid nutrient sufficient to maintain the maximum flow rate through the system, a multiplicity of supplementary liquid reagents (inducers) which may be added to the containers.</text:p>
        <text:p text:style-name="P1"><text:soft-page-break/></text:p>
        <text:p text:style-name="P1">A pump and valve complex, the primer, which can prime (valve closed, pump on) and then maintain (valve open, pump off) sufficient flow to sustain the maximum flow rate required by the system.</text:p>
        <text:p text:style-name="P1"/>
        <text:p text:style-name="P1">A flow control apparatus consisting of a multiplicity of valves controlling the flow of liquid between the outflow and inflow of the host cell container and each of the lagoons.</text:p>
        <text:p text:style-name="P1"/>
        <text:p text:style-name="P1">A host cell container which is elevated with respect to the phagestat containers (lagoons).</text:p>
        <text:p text:style-name="P1"/>
        <text:p text:style-name="P1">A multiplicity of secondary containers (lagoons) containing a population of bacteria and bacterial phage, <text:span text:style-name="T17">each of s</text:span>aid lagoons having <text:span text:style-name="T17">one or more inputs from and one or more outputs to the </text:span>flow-control apparatus<text:span text:style-name="T17">.</text:span></text:p>
        <text:p text:style-name="P1"/>
        <text:p text:style-name="P1">A <text:span text:style-name="T17">non-contact (IR) </text:span>temperature sensor, camera, computer, and image processing software to provide real-time information about the level, turbidity, <text:span text:style-name="T17">reflected </text:span>color,<text:span text:style-name="T17"> spectral absorbance, and luminescence </text:span>of the liquid in each of the transparent containers.</text:p>
        <text:p text:style-name="P1"/>
        <text:p text:style-name="P1">Means to control lighting in the form of yellow light projected up from beneath the transparent containers to illuminate the meniscus of the liquid in the container, a laser projecting into the transparent host cell container from the side, and a full spectrum light from the direction of the camera to provide visual monitoring of the apparatus.</text:p>
        <text:p text:style-name="P1"/>
        <text:p text:style-name="P1">A liquid sensing device in the bottom of the apparatus to detect leaks and a means to react to said leaks by shutting off the flow of liquid and a means for reporting the condition of the apparatus.</text:p>
        <text:p text:style-name="P1"/>
      </text:section>
      <text:p text:style-name="P1"><text:line-break/></text:p>
      <text:section text:style-name="Sect7" text:name="Claims">
        <text:p text:style-name="P1">Claims:</text:p>
        <text:p text:style-name="Standard">Claim 1: Simultaneous liquid level detection for multiple transparent containers.</text:p>
        <text:p text:style-name="Standard">C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 to detect the illuminated meniscus of the liquid in said transparent containers.</text:p>
        <text:p text:style-name="Standard"/>
        <text:p text:style-name="Standard">Claim 2: Claim 1 where the transparent containers are illuminated from below.</text:p>
        <text:p text:style-name="Standard"/>
        <text:p text:style-name="Standard">Claim 3: Flow modulation consisting of multiple valves controlling a multiplicity of inputs and a single output for a multiplicity of containers where the amount of time alloted to opening each valve is varied to modulate the rate of flow through each valve.</text:p>
        <text:p text:style-name="Standard"/>
        <text:p text:style-name="Standard">Claim 4: The apparatus of claim 3 where the flow modulation for each container is a function of the instantaneous, time-derivative, and/or time-integral of the said containers liquid level.</text:p>
        <text:p text:style-name="Standard"/>
        <text:p text:style-name="Standard">Claim 5: The apparatus of claim 4 where the flow control parameters are computed by a calibration process consisting of:</text:p>
        <text:list xml:id="list1772787224247851876" text:style-name="L3">
          <text:list-item>
            <text:p text:style-name="P14">An output leakage measurement taken by closing all input flow channels and measuring the rate of output flow with all output valves closed..</text:p>
          </text:list-item>
          <text:list-item>
            <text:p text:style-name="P14">A nominal output flow measurement taken by closing all input flow channels and measuring the rate of output flow with each output valve opened for a specific interval.</text:p>
          </text:list-item>
          <text:list-item>
            <text:p text:style-name="P14">An input leakage measurement consisting of closing of all output flow channels and measuring <text:soft-page-break/>the rate of input flow with input valves closed.</text:p>
          </text:list-item>
          <text:list-item>
            <text:p text:style-name="P14">A nominal input flow measurement taken by clsing all output flow channels and measuring the rate of input flow with each input valve opened for a specific interval.</text:p>
          </text:list-item>
        </text:list>
        <text:p text:style-name="Standard"/>
        <text:p text:style-name="Standard">Claim 6: The apparatus of claim 5 where the individual liquid containers are transparent and the rate of flow is measured by the image processing means of <text:s/>line detection.</text:p>
        <text:p text:style-name="Standard"/>
        <text:p text:style-name="Standard">Claim 7: The apparatus of claim 5 where the rate of flow is measured by detecting any or all of the instantaneous, time-derivative, and/or time-derivative liquid levels of the containers.</text:p>
        <text:p text:style-name="P1"><text:s/></text:p>
        <text:p text:style-name="P5">Claim 8: The apparatus of claim 5 where <text:span text:style-name="T3">one or more pH</text:span> indicator<text:span text:style-name="T3">s are added to the containers and a pH value is computed from the absorbence of wavelengths from one or more of the light sources.&lt;</text:span></text:p>
        <text:p text:style-name="P5"/>
        <text:p text:style-name="P1"/>
      </text:section>
      <text:p text:style-name="P1"/>
      <text:p text:style-name="Standard"/>
      <text:p text:style-name="Standard">Keywords: multiple-valve, image processing, line detection, controlled illumination, turbidity.</text:p>
      <text:p text:style-name="Standard"/>
      <text:p text:style-name="Standard"/>
      <text:p text:style-name="Standard"/>
      <text:p text:style-name="Standard">Multi-valve control for liquid flow control of multiple</text:p>
      <text:p text:style-name="Standard">A Laboratory Apparatus for Macromolecular and Biological Evolution</text:p>
      <text:p text:style-name="Standard"/>
      <text:p text:style-name="Standard">10 Digital Outputs:</text:p>
      <text:p text:style-name="Standard">Laser</text:p>
      <text:p text:style-name="Standard">Yellow light</text:p>
      <text:p text:style-name="Standard">White light</text:p>
      <text:p text:style-name="Standard">Nutrient pump</text:p>
      <text:p text:style-name="Standard">Host cell pump and valve</text:p>
      <text:p text:style-name="Standard">Inducer pump and valve</text:p>
      <text:p text:style-name="Standard">Lagoon outflow pump and valve</text:p>
      <text:p text:style-name="Standard"/>
      <text:p text:style-name="Standard">1 PWM output: Valve pointer</text:p>
      <text:p text:style-name="Standard"/>
      <text:p text:style-name="Standard">1 Analog input</text:p>
      <text:p text:style-name="Standard"/>
      <text:p text:style-name="Standard">A system for controlling multiple turbidostats and cellstats with minimal medium contact. </text:p>
      <text:p text:style-name="Standard">Consisting of a dark environmental chamber with a<text:span text:style-name="T4">n optical (PIR, IR)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4">an air pump, and stirring means in each of the containers.</text:span></text:p>
      <text:p text:style-name="Standard"/>
      <text:p text:style-name="Standard">A multiplicity of valves <text:span text:style-name="T4">each </text:span>consisting of a stiff rod compressing a soft tube in which the nutrient, cell culture, inducer, or other liquid would otherwise flow freely. <text:s/>A central pointer with adjustable torque which contacts said rods sequentially and flexes it sufficiently to relieve the compression on said tube allowing the liquid to flow freely for a specific time duration. <text:s/>At the end of said duration, the torque being increased to cause the pointer to push past the flexible rod, <text:span text:style-name="T4">releasing it to allow it to recompress said tube, shutting off the liquid flow,</text:span> whereupon the torque is immediately reduced to allow the pointer to come into light contact with the rod of the next valve. <text:s/>Said <text:span text:style-name="T4">light </text:span>contact being sufficient for <text:soft-page-break/>the voltage present on said rod being conveyed to the pointer and then to the analog to digital converter of the computer, allowing the computer to detect the voltage and thereby <text:span text:style-name="T4">identify </text:span>the corresponding valve position of the central pointer.</text:p>
      <text:p text:style-name="Standard"/>
      <text:p text:style-name="Standard"/>
      <text:p text:style-name="Standard"/>
      <text:p text:style-name="Standard"/>
      <text:p text:style-name="Standard"/>
      <text:p text:style-name="Standard"/>
      <text:p text:style-name="P15"><text:line-break/>Image event processing. <text:s/><text:line-break/><text:line-break/>Image event processing eliminates the need to synchronize lighting changes with image processing.<text:line-break/>, the main processor performs a quick analysis of the current image and performs<text:line-break/><text:line-break/>Yellow LED's lighting the containers from below indicates a level detection event,<text:line-break/>Red laser light projecting a horizontal beam indicates a turbidity detection,<text:line-break/>white light creates an image for User interregation, but also may indicate a<text:line-break/>Phagestat operation implies a measurement of phage population density, which might be measured via bioluminescence when there is no external lighting. <text:s/>This algorithm requires the integration of many dark images, and so each image is analyzed to see that there is no external lighting before being incorporated into the signal integration data. <text:line-break/><text:line-break/>Other phage population density indicators may be used and may be detected from the white light image or integrated from multiple white-light images.<text:line-break/><text:line-break/>The image processing loop thus compiles the data for levels, turbidity, bioluminescence, and visible light color analysis depending upon the lighting detected in the image stream. <text:s/>The lighting control can be implemented by a simple mechanism which gives sufficient times to each of the required lighting conditions. During different phases of the experiment, more frequent turbidity or level measurements may be needed,<text:line-break/><text:line-break/><text:line-break/>An important consequence of image event processing is that incorrect level or turbidity readings will never result from a researcher opening the capsule since that condition will be interpreted as a white-light event and simply update the web image picture. <text:s/>Previous turbidity or liquid levels will be considered valid until the correct image event (the correct lighting) is restored.</text:p>
      <text:p text:style-name="P16">Images can be captured from any of a number of devices at various times and will be processed to update the monitored parameters according to the following image identification:</text:p>
      <text:list xml:id="list1228516356531628161" text:style-name="L4">
        <text:list-header>
          <text:p text:style-name="P18"/>
        </text:list-header>
        <text:list-item>
          <text:p text:style-name="P17">Fully illuminated image with full color spectrum and normal brightness: Update the human viewable “Web Image”.</text:p>
        </text:list-item>
        <text:list-item>
          <text:p text:style-name="P17">Moderately illuminated image with predominantly yellow coloration: Identify liquid levels.</text:p>
        </text:list-item>
        <text:list-item>
          <text:p text:style-name="P17">Low illumination image with predominantly red (laser) coloration: Use high contrast blob detection to evaluate turbidity.</text:p>
        </text:list-item>
        <text:list-item>
          <text:p text:style-name="P17">Multiple point light source of different wavelengths behind the primary reactor vessel: Update absorbance data for wavelengths of each point source.</text:p>
        </text:list-item>
        <text:list-item>
          <text:p text:style-name="P18"><text:span text:style-name="T16">No detectable illumination: Add image information to integrated image for bioluminescence detection. For example, we add the value (+green – red/2 – <text:s/>blue/2) for each of 80 images to </text:span><text:soft-page-break/><text:span text:style-name="T16">detect green bioluminescence.<text:line-break/></text:span></text:p>
        </text:list-item>
      </text:list>
      <text:p text:style-name="P13"/>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4-08-17T14:10:26.511000000</dc:date>
    <meta:editing-duration>PT11H46M2S</meta:editing-duration>
    <meta:editing-cycles>18</meta:editing-cycles>
    <meta:generator>LibreOffice/4.2.5.2$Windows_x86 LibreOffice_project/6ff819b65674ae6c83f3cbab9e4a4c2b292a7a94</meta:generator>
    <meta:document-statistic meta:table-count="0" meta:image-count="0" meta:object-count="0" meta:page-count="7" meta:paragraph-count="109" meta:word-count="2370" meta:character-count="15182" meta:non-whitespace-character-count="12906"/>
    <meta:user-defined meta:name="Info 1"/>
    <meta:user-defined meta:name="Info 2"/>
    <meta:user-defined meta:name="Info 3"/>
    <meta:user-defined meta:name="Info 4"/>
  </office:meta>
</office:document-meta>
</file>